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1000001D9C2E935AA73A8E2A1.png" manifest:media-type="image/png"/>
  <manifest:file-entry manifest:full-path="Pictures/1000000000000519000008B925B9705C637620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omyślni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style-name="gr1" draw:text-style-name="P1" draw:layer="layout" svg:width="8.827cm" svg:height="10.012cm" svg:x="9.586cm" svg:y="5.501cm">
          <draw:image xlink:href="Pictures/10000000000001A1000001D9C2E935AA73A8E2A1.png" xlink:type="simple" xlink:show="embed" xlink:actuate="onLoad">
            <text:p/>
          </draw:image>
        </draw:frame>
        <draw:line draw:style-name="gr2" draw:text-style-name="P2" draw:layer="layout" svg:x1="12cm" svg:y1="5cm" svg:x2="13.8cm" svg:y2="7.2cm">
          <text:p/>
        </draw:line>
        <draw:frame draw:style-name="gr3" draw:text-style-name="P3" draw:layer="layout" svg:width="4.8cm" svg:height="0.962cm" svg:x="10.2cm" svg:y="4.038cm">
          <draw:text-box>
            <text:p>propeller</text:p>
          </draw:text-box>
        </draw:frame>
        <draw:line draw:style-name="gr2" draw:text-style-name="P2" draw:layer="layout" svg:x1="7.6cm" svg:y1="13.6cm" svg:x2="11.4cm" svg:y2="10.2cm">
          <text:p/>
        </draw:line>
        <draw:line draw:style-name="gr2" draw:text-style-name="P2" draw:layer="layout" svg:x1="7.6cm" svg:y1="13.6cm" svg:x2="13cm" svg:y2="13.4cm">
          <text:p/>
        </draw:line>
        <draw:frame draw:style-name="gr3" draw:text-style-name="P3" draw:layer="layout" svg:width="2.8cm" svg:height="1.673cm" svg:x="5.8cm" svg:y="13.2cm">
          <draw:text-box>
            <text:p>left steering</text:p>
          </draw:text-box>
        </draw:frame>
        <draw:line draw:style-name="gr2" draw:text-style-name="P2" draw:layer="layout" svg:x1="11cm" svg:y1="6.4cm" svg:x2="13.8cm" svg:y2="8.2cm">
          <text:p/>
        </draw:line>
        <draw:frame draw:style-name="gr4" draw:text-style-name="P3" draw:layer="layout" svg:width="2.399cm" svg:height="1.673cm" svg:x="9cm" svg:y="5.2cm">
          <draw:text-box>
            <text:p>engine</text:p>
            <text:p>block</text:p>
          </draw:text-box>
        </draw:frame>
        <draw:line draw:style-name="gr2" draw:text-style-name="P2" draw:layer="layout" svg:x1="18.8cm" svg:y1="5.6cm" svg:x2="14.6cm" svg:y2="8.6cm">
          <text:p/>
        </draw:line>
        <draw:frame draw:style-name="gr4" draw:text-style-name="P3" draw:layer="layout" svg:width="3.774cm" svg:height="0.962cm" svg:x="18.626cm" svg:y="4.8cm">
          <draw:text-box>
            <text:p>oil (coolant)</text:p>
          </draw:text-box>
        </draw:frame>
        <draw:line draw:style-name="gr2" draw:text-style-name="P2" draw:layer="layout" svg:x1="12cm" svg:y1="11.8cm" svg:x2="13.8cm" svg:y2="10.4cm">
          <text:p/>
        </draw:line>
        <draw:frame draw:style-name="gr4" draw:text-style-name="P3" draw:layer="layout" svg:width="1.84cm" svg:height="0.962cm" svg:x="10.4cm" svg:y="11.638cm">
          <draw:text-box>
            <text:p>crew</text:p>
          </draw:text-box>
        </draw:frame>
        <draw:line draw:style-name="gr2" draw:text-style-name="P2" draw:layer="layout" svg:x1="10cm" svg:y1="8.4cm" svg:x2="12.8cm" svg:y2="9.4cm">
          <text:p/>
        </draw:line>
        <draw:line draw:style-name="gr2" draw:text-style-name="P2" draw:layer="layout" svg:x1="10cm" svg:y1="8.4cm" svg:x2="15.2cm" svg:y2="9.4cm">
          <text:p/>
        </draw:line>
        <draw:frame draw:style-name="gr4" draw:text-style-name="P3" draw:layer="layout" svg:width="3.812cm" svg:height="0.962cm" svg:x="6.2cm" svg:y="7.638cm">
          <draw:text-box>
            <text:p>guns/ammo</text:p>
          </draw:text-box>
        </draw:frame>
        <draw:line draw:style-name="gr2" draw:text-style-name="P2" draw:layer="layout" svg:x1="15.8cm" svg:y1="11.8cm" svg:x2="14.6cm" svg:y2="11.8cm">
          <text:p/>
        </draw:line>
        <draw:frame draw:style-name="gr5" draw:text-style-name="P3" draw:layer="layout" svg:width="1.522cm" svg:height="0.962cm" svg:x="15.8cm" svg:y="11.4cm">
          <draw:text-box>
            <text:p>fuel</text:p>
          </draw:text-box>
        </draw:frame>
        <draw:line draw:style-name="gr2" draw:text-style-name="P2" draw:layer="layout" svg:x1="19.2cm" svg:y1="13.6cm" svg:x2="15cm" svg:y2="13.4cm">
          <text:p/>
        </draw:line>
        <draw:line draw:style-name="gr2" draw:text-style-name="P2" draw:layer="layout" svg:x1="19.2cm" svg:y1="13.6cm" svg:x2="16.8cm" svg:y2="10.2cm">
          <text:p/>
        </draw:line>
        <draw:frame draw:style-name="gr3" draw:text-style-name="P3" draw:layer="layout" svg:width="2.8cm" svg:height="1.673cm" svg:x="18.8cm" svg:y="13.527cm">
          <draw:text-box>
            <text:p>right steering</text:p>
          </draw:text-box>
        </draw:frame>
        <draw:line draw:style-name="gr2" draw:text-style-name="P2" draw:layer="layout" svg:x1="15.4cm" svg:y1="4.6cm" svg:x2="14.4cm" svg:y2="6.4cm">
          <text:p/>
        </draw:line>
        <draw:frame draw:style-name="gr4" draw:text-style-name="P3" draw:layer="layout" svg:width="2.581cm" svg:height="1.673cm" svg:x="15.4cm" svg:y="3.6cm">
          <draw:text-box>
            <text:p>starting</text:p>
            <text:p>point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draw:style-name="gr1" draw:text-style-name="P1" draw:layer="layout" svg:width="12.271cm" svg:height="20.999cm" svg:x="7.864cm" svg:y="0.007cm">
          <draw:image xlink:href="Pictures/1000000000000519000008B925B9705C637620BF.png" xlink:type="simple" xlink:show="embed" xlink:actuate="onLoad">
            <text:p/>
          </draw:image>
        </draw:frame>
        <draw:frame draw:style-name="gr3" draw:text-style-name="P3" draw:layer="layout" svg:width="3.6cm" svg:height="0.962cm" svg:x="15cm" svg:y="18.038cm">
          <draw:text-box>
            <text:p>Player 1</text:p>
          </draw:text-box>
        </draw:frame>
        <draw:frame draw:style-name="gr4" draw:text-style-name="P3" draw:layer="layout" svg:width="2.826cm" svg:height="0.962cm" svg:x="12.974cm" svg:y="2cm">
          <draw:text-box>
            <text:p>Player 2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13:17:11.718000000</meta:creation-date>
    <dc:date>2017-05-27T15:44:56.477000000</dc:date>
    <meta:editing-duration>PT1H27M33S</meta:editing-duration>
    <meta:editing-cycles>2</meta:editing-cycles>
    <meta:generator>LibreOffice/5.2.3.3$Windows_x86 LibreOffice_project/d54a8868f08a7b39642414cf2c8ef2f228f780cf</meta:generator>
    <meta:document-statistic meta:object-count="50"/>
  </office:meta>
</office:document-meta>
</file>